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8pt" fo:font-weight="bold" style:font-size-asian="18pt" style:font-weight-asian="bold" style:font-size-complex="18pt" style:font-weight-complex="bold"/>
    </style:style>
    <style:style style:name="P2" style:family="paragraph" style:parent-style-name="Standard">
      <style:text-properties fo:font-size="14pt" style:font-size-asian="14pt" style:font-size-complex="14pt"/>
    </style:style>
    <style:style style:name="P3" style:family="paragraph" style:parent-style-name="Standard" style:list-style-name="L1">
      <style:text-properties fo:font-size="14pt" style:font-size-asian="14pt" style:font-size-complex="14pt"/>
    </style:style>
    <style:style style:name="P4" style:family="paragraph" style:parent-style-name="Standard">
      <style:text-properties fo:font-size="14pt" fo:language="en" fo:country="none" style:font-size-asian="14pt" style:font-size-complex="14pt"/>
    </style:style>
    <style:style style:name="P5" style:family="paragraph" style:parent-style-name="Standard">
      <style:text-properties fo:font-size="14pt" fo:language="en" fo:country="none" fo:font-weight="normal" style:font-size-asian="14pt" style:font-weight-asian="normal" style:font-size-complex="14pt" style:font-weight-complex="normal"/>
    </style:style>
    <style:style style:name="P6" style:family="paragraph" style:parent-style-name="Standard">
      <style:text-properties fo:font-size="14pt" fo:language="en" fo:country="none" fo:font-style="italic" fo:font-weight="bold" style:font-size-asian="14pt" style:font-style-asian="italic" style:font-weight-asian="bold" style:font-size-complex="14pt" style:font-style-complex="italic" style:font-weight-complex="bold"/>
    </style:style>
    <style:style style:name="P7" style:family="paragraph" style:parent-style-name="Standard">
      <style:text-properties fo:font-size="14pt" fo:language="en" fo:country="none" fo:font-style="normal" fo:font-weight="normal" style:font-size-asian="14pt" style:font-style-asian="normal" style:font-weight-asian="normal" style:font-size-complex="14pt" style:font-style-complex="normal" style:font-weight-complex="normal"/>
    </style:style>
    <style:style style:name="P8" style:family="paragraph" style:parent-style-name="Standard" style:list-style-name="L2"/>
    <style:style style:name="P9" style:family="paragraph" style:list-style-name="L1">
      <style:text-properties fo:font-size="14pt" style:font-size-asian="14pt" style:font-size-complex="14pt"/>
    </style:style>
    <style:style style:name="P10" style:family="paragraph" style:list-style-name="L2"/>
    <style:style style:name="T1" style:family="text">
      <style:text-properties fo:font-variant="normal" fo:text-transform="none" fo:color="#252525"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T2" style:family="text">
      <style:text-properties fo:font-variant="normal" fo:text-transform="none" fo:color="#252525" style:font-name="Times New Roman" fo:letter-spacing="normal" fo:font-style="normal" fo:font-weight="normal" style:font-style-asian="normal" style:font-weight-asian="normal" style:font-style-complex="normal" style:font-weight-complex="normal"/>
    </style:style>
    <style:style style:name="T3" style:family="text">
      <style:text-properties fo:language="en" fo:country="none"/>
    </style:style>
    <style:style style:name="T4" style:family="text">
      <style:text-properties fo:language="en" fo:country="none" fo:font-weight="bold" style:font-weight-asian="bold" style:font-weight-complex="bold"/>
    </style:style>
    <style:style style:name="T5" style:family="text">
      <style:text-properties fo:language="en" fo:country="none" fo:font-weight="normal" style:font-weight-asian="normal" style:font-weight-complex="normal"/>
    </style:style>
    <style:style style:name="T6" style:family="text">
      <style:text-properties fo:language="en" fo:country="none" style:text-underline-style="solid" style:text-underline-width="auto" style:text-underline-color="font-color"/>
    </style:style>
    <style:style style:name="T7" style:family="text">
      <style:text-properties fo:language="en" fo:country="none" fo:font-style="normal" fo:font-weight="normal" style:font-style-asian="normal" style:font-weight-asian="normal" style:font-style-complex="normal" style:font-weight-complex="normal"/>
    </style:style>
    <style:style style:name="T8" style:family="text">
      <style:text-properties fo:language="en" fo:country="none" style:text-underline-style="none"/>
    </style:style>
    <style:style style:name="T9" style:family="text">
      <style:text-properties style:font-name="Times New Roman" fo:font-size="12pt" fo:language="en" fo:country="none" style:font-size-asian="12pt" style:font-size-complex="12pt"/>
    </style:style>
    <style:style style:name="T10" style:family="text">
      <style:text-properties style:font-name="Times New Roman" fo:language="en" fo:country="none"/>
    </style:style>
    <style:style style:name="T11" style:family="text">
      <style:text-properties fo:font-style="normal" style:font-style-asian="normal" style:font-style-complex="normal"/>
    </style:style>
    <style:style style:name="T12" style:family="text">
      <style:text-properties fo:font-style="normal" style:text-underline-style="none" fo:font-weight="normal" style:font-style-asian="normal" style:font-weight-asian="normal" style:font-style-complex="normal" style:font-weight-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ize="14pt" style:font-size-asian="14pt" style:font-size-complex="14pt"/>
    </style:style>
    <style:style style:name="T15" style:family="text">
      <style:text-properties fo:font-size="14pt" fo:language="en" fo:country="none" style:font-size-asian="14pt" style:font-size-complex="14pt"/>
    </style:style>
    <style:style style:name="T16" style:family="text">
      <style:text-properties fo:font-size="14pt" fo:language="en" fo:country="none" style:text-underline-style="none" style:font-size-asian="14pt" style:font-size-complex="14pt"/>
    </style:style>
    <style:style style:name="T17" style:family="text">
      <style:text-properties fo:font-size="14pt" fo:language="fr" fo:country="FR" style:font-size-asian="14pt" style:font-size-complex="14pt"/>
    </style:style>
    <style:style style:name="T18" style:family="text">
      <style:text-properties fo:font-size="16pt" style:font-size-asian="16pt" style:font-size-complex="16pt"/>
    </style:style>
    <style:style style:name="T19" style:family="text">
      <style:text-properties fo:language="fr" fo:country="F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FC</text:p>
      <text:p text:style-name="P4"/>
      <text:p text:style-name="P2"><text:tab/>Les RFC (Request For Comments) sont un ensemble de documents qui font référence auprès de la Communauté Internet et qui décrivent, spécifient, aident à l'implémentation, standardisent et débattent de la majorité des normes, standards, technologies et protocoles liés à Internet et aux réseaux en général. <text:span text:style-name="T3">Peu de RFC sont des standards, mais tous les documents publiés par l'IETF sont des RFC. </text:span></text:p>
      <text:p text:style-name="P2"/>
      <text:p text:style-name="P1">HTTP</text:p>
      <text:p text:style-name="P2"><text:tab/>Nous allons rappeler certains point essentiel pour la compréhension du fonctionnement d'une application web.</text:p>
      <text:p text:style-name="P2"><text:tab/>Pour qu'une application web puisse communiquer avec plusieurs serveurs, un protocole dois être défini pour se comprendre. HTTP <text:span text:style-name="T11">(</text:span><text:span text:style-name="T12">HyperText Transfere Protocol</text:span><text:span text:style-name="T13">) </text:span><text:span text:style-name="T2">est un </text:span><text:span text:style-name="T13">protocole de communication client-serveur</text:span><text:span text:style-name="T7">. </text:span></text:p>
      <text:p text:style-name="P2"/>
      <text:p text:style-name="P2"><text:span text:style-name="T10"><text:tab/>Le fonctionement de base de ce protocole utilisé pour la comunication </text:span><text:span text:style-name="T3">client-serveur est le suivant :</text:span></text:p>
      <text:p text:style-name="P2"><text:span text:style-name="T3"><text:tab/>Le navigateur Web envoie au serveur des requêtes relatives à des pages Web. Le serveur répond aux demandes en envoyant les pages au navigateur Web. Le navigateur affiche alors les pages à l'utilisateur. </text:span></text:p>
      <text:p text:style-name="P2"><text:span text:style-name="T3"/></text:p>
      <text:p text:style-name="P2"><text:span text:style-name="T3">Il est necessaire ici de définir ce qu'est un URL, un URI et un URN :</text:span></text:p>
      <text:p text:style-name="P2"><text:span text:style-name="T3"/></text:p>
      <text:list xml:id="list3695017349743878888" text:style-name="L2">
        <text:list-item>
          <text:p text:style-name="P8"><text:span text:style-name="T15">Un URI(Uniform Resource Identifier), soit littéralement “identifiant uniforme de ressource”, est une </text:span><text:span text:style-name="T16">chaîne de caractères</text:span><text:span text:style-name="T15"> identifiant une ressource sur un réseau (par exemple une ressource Web) physique ou abstraite, et dont la syntaxe respecte une norme d'Internet mise en place pour le World Wide Web, et aussi obligé de defenir la ressource de facon permanente, meme si celle la a ete suprimer ou deplacé. La norme était précédemment connue sous le terme UDI. </text:span></text:p>
          <text:p text:style-name="P8"><text:span text:style-name="T15"/></text:p>
        </text:list-item>
        <text:list-item>
          <text:p text:style-name="P8"><text:span text:style-name="T15">Un URL(Uniforme Resource Locator) ne fait pas que identifié la ressource mais permet aussi effectuer des actions sur cette resource, ou du moins il doit permetre d'acceder a la resource. Par exemple http://www.google.com est un URL qui identifie une resource et qui implique qu'on peut la reccuperer grace au protocole HTTP depuis un reseaux hote www.google.com.</text:span></text:p>
        </text:list-item>
      </text:list>
      <text:p text:style-name="Standard"><text:span text:style-name="T15"/></text:p>
      <text:list xml:id="list39734351" text:continue-numbering="true" text:style-name="L2">
        <text:list-item>
          <text:p text:style-name="P8"><text:span text:style-name="T15">Et un URN(Uniforme Resource Name) identifie une resource. Par exemple un ISBN d'un livre peut etre vu comme un URI car il fait juste reference au livre, mais n'indique pas où ni comment on peut en recuperer un exemplaire.</text:span></text:p>
        </text:list-item>
      </text:list>
      <text:p text:style-name="P2"><text:span text:style-name="T3"><text:tab/></text:span></text:p>
      <text:p text:style-name="P4"><text:span text:style-name="T3">Les URL et URN sont donc tout les deux des URI, comme definit dans la RFC.</text:span></text:p>
      <text:p text:style-name="P2"><text:span text:style-name="T3"/></text:p>
      <text:p text:style-name="P2"><text:span text:style-name="T3"><text:tab/></text:span>Dans le protocole HTTP, une méthode est une Commande spécifiant un type de <text:soft-page-break/>requête, c'est-à-dire qu'elle demande au serveur d'effectuer une action. En général l'action concerne une ressource identifiée par l'URL qui suit le nom de la méthode. </text:p>
      <text:p text:style-name="P2"/>
      <text:p text:style-name="P4">Il existe plusieurs methodes : </text:p>
      <text:list xml:id="list3662925927638519806" text:style-name="L1">
        <text:list-item>
          <text:p text:style-name="P3"><text:span text:style-name="T3">GET : </text:span>C'est la méthode la plus courante pour demander une ressource. Une requête GET est sans effet sur la ressource, il doit être possible de répéter la requête sans effet. </text:p>
        </text:list-item>
        <text:list-item>
          <text:p text:style-name="P3"><text:span text:style-name="T3">HEAD : </text:span>Cette méthode ne demande que des informations (meta-données) sur la ressource, sans demander la ressource elle-même. </text:p>
        </text:list-item>
        <text:list-item>
          <text:p text:style-name="P3">POST : Cette méthode est utilisée pour transmettre des données en vue d'un traitement à une ressource (le plus souvent depuis un formulaire HTML)</text:p>
        </text:list-item>
        <text:list-item>
          <text:p text:style-name="P3">OPTION : Cette méthode permet d'obtenir les options de communication d'une ressource ou du serveur en général. </text:p>
        </text:list-item>
        <text:list-item>
          <text:p text:style-name="P3">CONNECT : Cette méthode permet d'utiliser un proxy comme un tunnel de communication. </text:p>
        </text:list-item>
        <text:list-item>
          <text:p text:style-name="P3">TRACE : Cette méthode demande au serveur de retourner ce qu'il a reçu, dans le but de tester et effectuer un diagnostic sur la connexion. </text:p>
        </text:list-item>
        <text:list-item>
          <text:p text:style-name="P3">PUT :Cette méthode permet de remplacer ou d'ajouter une ressource sur le serveur. L'URI fourni est celui de la ressource en question. </text:p>
        </text:list-item>
        <text:list-item>
          <text:p text:style-name="P3">PATCH : Cette méthode permet, contrairement à PUT, de faire une modification partielle d'une ressource. </text:p>
        </text:list-item>
        <text:list-item>
          <text:p text:style-name="P3">DELETE : Cette méthode permet de supprimer une ressource du serveur. </text:p>
        </text:list-item>
      </text:list>
      <text:p text:style-name="P2"/>
      <text:p text:style-name="P2">Ces 3 dernières méthodes nécessitent généralement un accès privilégié. </text:p>
      <text:p text:style-name="P2"/>
      <text:p text:style-name="P2"/>
      <text:p text:style-name="P1">Routes</text:p>
      <text:p text:style-name="P2"/>
      <text:p text:style-name="P2">Une route est un lien vers une ressource phisique ou non, définit par le serveur. A chaque routes est associé un traitement que le serveur effectue en réponse à une requete HTTP, selon son type (GET, POST<text:span text:style-name="T19">, HEAD, etc).</text:span></text:p>
      <text:p text:style-name="P2"/>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ph ley</meta:initial-creator>
    <meta:creation-date>2014-05-26T17:48:32.10</meta:creation-date>
    <dc:date>2014-05-26T19:58:25.13</dc:date>
    <dc:creator>raph ley</dc:creator>
    <meta:editing-duration>PT1H23M43S</meta:editing-duration>
    <meta:editing-cycles>4</meta:editing-cycles>
    <meta:generator>OpenOffice/4.0.1$Win32 OpenOffice.org_project/401m5$Build-9714</meta:generator>
    <meta:document-statistic meta:table-count="0" meta:image-count="0" meta:object-count="0" meta:page-count="2" meta:paragraph-count="27" meta:word-count="632" meta:character-count="3879"/>
  </office:meta>
</office:document-meta>
</file>